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/*Name: ANIKET TRIVEDI</text:span></text:p>
      <text:p text:style-name="P1"><text:span text:style-name="T1">Roll no: B4205</text:span></text:p>
      <text:p text:style-name="P1"><text:span text:style-name="T1">Class: B.E Comp (B) </text:span></text:p>
      <text:p text:style-name="P2"><text:span text:style-name="T1">*/<text:s/></text:span><text:span text:style-name="T2"/></text:p>
      <text:p text:style-name="P2"><text:span text:style-name="T3"/></text:p>
      <text:p text:style-name="P2"><text:span text:style-name="T4">/*Problem Statement: </text:span></text:p>
      <text:p text:style-name="P2"><text:span text:style-name="T4"><text:tab/><text:tab/><text:tab/>Implement a lexical analyzer for a subset of C using LEX. Implementation should support Error handling. </text:span></text:p>
      <text:p text:style-name="P2"><text:span text:style-name="T5"/></text:p>
      <text:p text:style-name="P2"><text:span text:style-name="T6">*/ </text:span></text:p>
      <text:p text:style-name="P2"><text:span text:style-name="T7"/></text:p>
      <text:p text:style-name="P2"><text:span text:style-name="T7"/></text:p>
      <text:p text:style-name="P2"><text:span text:style-name="T8">%{ </text:span></text:p>
      <text:p text:style-name="P2"><text:span text:style-name="T8">#include&lt;stdio.h&gt; </text:span></text:p>
      <text:p text:style-name="P2"><text:span text:style-name="T8">%} </text:span></text:p>
      <text:p text:style-name="P2"><text:span text:style-name="T8">%% </text:span></text:p>
      <text:p text:style-name="P2"><text:span text:style-name="T8">int | </text:span></text:p>
      <text:p text:style-name="P2"><text:span text:style-name="T8">char | </text:span></text:p>
      <text:p text:style-name="P2"><text:span text:style-name="T8">float | </text:span></text:p>
      <text:p text:style-name="P2"><text:span text:style-name="T8">if | </text:span></text:p>
      <text:p text:style-name="P2"><text:span text:style-name="T8">else | </text:span></text:p>
      <text:p text:style-name="P2"><text:span text:style-name="T8">switch | </text:span></text:p>
      <text:p text:style-name="P2"><text:span text:style-name="T8">case | </text:span></text:p>
      <text:p text:style-name="P2"><text:span text:style-name="T8">for | </text:span></text:p>
      <text:p text:style-name="P2"><text:span text:style-name="T8">while | </text:span></text:p>
      <text:p text:style-name="P2"><text:span text:style-name="T8">do+ printf("\n %s IS A KEYWORD.",yytext); </text:span></text:p>
      <text:p text:style-name="P2"><text:span text:style-name="T8">[ ] printf("\n"); </text:span></text:p>
      <text:p text:style-name="P2"><text:span text:style-name="T8">[{] printf("\n %s IS STARTING OF BLOCK.",yytext); </text:span></text:p>
      <text:p text:style-name="P2"><text:span text:style-name="T8">[}] printf("\n %s IS ENDING OF BLOCK.",yytext); </text:span></text:p>
      <text:p text:style-name="P2"><text:span text:style-name="T8">[(] printf("\n %s IS OPENING PARANTHESIS.",yytext); </text:span></text:p>
      <text:p text:style-name="P2"><text:span text:style-name="T8">[)] printf("\n %s IS CLOSING PARANTHESIS.",yytext); </text:span></text:p>
      <text:p text:style-name="P2"><text:span text:style-name="T8">[a-zA-Z]+[[]+[0-9]+[]] printf("\n %s IS AN ARRAY.",yytext); </text:span></text:p>
      <text:p text:style-name="P2"><text:span text:style-name="T8">[;] printf("\n %s IS AN END OF STATEMENT.",yytext); </text:span></text:p>
      <text:p text:style-name="P2"><text:span text:style-name="T8">printf | </text:span></text:p>
      <text:p text:style-name="P2"><text:span text:style-name="T8">scanf | </text:span></text:p>
      <text:p text:style-name="P2"><text:span text:style-name="T8">strcpy | </text:span></text:p>
      <text:p text:style-name="P2"><text:span text:style-name="T8">atoi | </text:span></text:p>
      <text:p text:style-name="P2"><text:span text:style-name="T8">strstr | </text:span></text:p>
      <text:p text:style-name="P2"><text:span text:style-name="T8">main | </text:span></text:p>
      <text:p text:style-name="P2"><text:span text:style-name="T8">malloc+ printf("\n %s IS AN INBUILD FUNCTION.",yytext); </text:span></text:p>
      <text:p text:style-name="P2"><text:span text:style-name="T8">[a-z]+[.h] printf("\n %s IS A HEADER FILE.",yytext); </text:span></text:p>
      <text:p text:style-name="P2"><text:span text:style-name="T8">[=] printf("\n %s IS AN ASSIGNMENT OPERATOR.",yytext); </text:span></text:p>
      <text:p text:style-name="P2"><text:span text:style-name="T8">[0-9]+ printf("\n %s IS A NUMBER.",yytext); </text:span></text:p>
      <text:p text:style-name="P2"><text:span text:style-name="T8">[/]+[*]+ printf("\n %s IS STARTOF COMMENT.",yytext); </text:span></text:p>
      <text:p text:style-name="P2"><text:span text:style-name="T8">[*]+[/] printf("\n %s IS END OF COMMENT.",yytext); </text:span></text:p>
      <text:p text:style-name="P2"><text:span text:style-name="T8">[/][/][^\n]+ printf("\n %s IS SINGLE LINE COMMENT.",yytext); </text:span></text:p>
      <text:p text:style-name="P2"><text:span text:style-name="T8">[a-zA-Z]+[a-zA-Z0-9]* printf("\n %s IS VALID VARIABLE NAME.",yytext); </text:span></text:p>
      <text:p text:style-name="P2"><text:span text:style-name="T8">[0-9]+[a-zA-Z0-9]+ printf("\n %s IS INVALID VARIABLE NAME.",yytext); </text:span></text:p>
      <text:p text:style-name="P2"><text:span text:style-name="T8">[#][^\n]+ printf(" \n PREPROCESSOR DIRECTIVE."); </text:span></text:p>
      <text:p text:style-name="P2"><text:span text:style-name="T8">[.] printf("\n PREPROCESSOR DIRECTIVE."); </text:span></text:p>
      <text:p text:style-name="P2"><text:span text:style-name="T8">[+] | </text:span></text:p>
      <text:p text:style-name="P2"><text:span text:style-name="T8">[-] | </text:span></text:p>
      <text:p text:style-name="P2"><text:span text:style-name="T8">[*] | </text:span></text:p>
      <text:p text:style-name="P2"><text:span text:style-name="T8">[/]+ printf("\n %s IS AN ARITHMATIC OPERATOR.",yytext); </text:span></text:p>
      <text:p text:style-name="P2"><text:span text:style-name="T8">[&gt;] | </text:span></text:p>
      <text:p text:style-name="P2"><text:span text:style-name="T8">[&lt;] | </text:span></text:p>
      <text:p text:style-name="P2"><text:span text:style-name="T8">[&gt;=]+ printf("\n %s IS A RELATIONAL OPERATOR.",yytext); </text:span></text:p>
      <text:p text:style-name="P2"><text:span text:style-name="T8">%% </text:span></text:p>
      <text:p text:style-name="P2"><text:span text:style-name="T8">main() </text:span></text:p>
      <text:p text:style-name="P2"><text:span text:style-name="T8">{ </text:span></text:p>
      <text:p text:style-name="P2"><text:span text:style-name="T8">FILE *fp; </text:span></text:p>
      <text:p text:style-name="P2"><text:span text:style-name="T8">fp=fopen("assignment2.txt","r"); </text:span></text:p>
      <text:p text:style-name="P2"><text:span text:style-name="T8">yyin=fp; </text:span></text:p>
      <text:p text:style-name="P2"><text:span text:style-name="T8">yylex(); </text:span></text:p>
      <text:p text:style-name="P2"><text:span text:style-name="T8">} </text:span></text:p>
      <text:p text:style-name="P2"><text:span text:style-name="T9"/></text:p>
      <text:p text:style-name="P2"><text:span text:style-name="T9"/></text:p>
      <text:p text:style-name="P2"><text:span text:style-name="T10">INPUT: assignment2.txt </text:span></text:p>
      <text:p text:style-name="P2"><text:span text:style-name="T11"/></text:p>
      <text:p text:style-name="P2"><text:span text:style-name="T12">#include&lt;stdio.h&gt; </text:span></text:p>
      <text:p text:style-name="P2"><text:span text:style-name="T12">#define area 10 </text:span></text:p>
      <text:p text:style-name="P2"><text:span text:style-name="T12">main() </text:span></text:p>
      <text:p text:style-name="P2"><text:span text:style-name="T12">{ </text:span></text:p>
      <text:p text:style-name="P2"><text:span text:style-name="T12">int a[10],ab; </text:span></text:p>
      <text:p text:style-name="P2"><text:span text:style-name="T12">float 3g; </text:span></text:p>
      <text:p text:style-name="P2"><text:span text:style-name="T12">ab=100; </text:span></text:p>
      <text:p text:style-name="P2"><text:span text:style-name="T13"/></text:p>
      <text:p text:style-name="P2"><text:span text:style-name="T14">/* part 1 </text:span></text:p>
      <text:p text:style-name="P2"><text:span text:style-name="T14">done */ </text:span></text:p>
      <text:p text:style-name="P2"><text:span text:style-name="T15"/></text:p>
      <text:p text:style-name="P2"><text:span text:style-name="T16">if(ab&gt;100) </text:span></text:p>
      <text:p text:style-name="P2"><text:span text:style-name="T16"><text:s/>printf("\n ab greater"); </text:span></text:p>
      <text:p text:style-name="P2"><text:span text:style-name="T17"/></text:p>
      <text:p text:style-name="P2"><text:span text:style-name="T18">// part 2 </text:span></text:p>
      <text:p text:style-name="P2"><text:span text:style-name="T18">} </text:span></text:p>
      <text:p text:style-name="P2"><text:span text:style-name="T19"/></text:p>
      <text:p text:style-name="P2"><text:span text:style-name="T19"/></text:p>
      <text:p text:style-name="P2"><text:span text:style-name="T20">OUTPUT: </text:span></text:p>
      <text:p text:style-name="P2"><text:span text:style-name="T21"/></text:p>
      <text:p text:style-name="P2"><text:span text:style-name="T22">ccompl04-27@ccompl0427:~$ cd Desktop </text:span></text:p>
      <text:p text:style-name="P2"><text:span text:style-name="T22">ccompl04-27@ccompl0427:~/Desktop$ lex cl2.l </text:span></text:p>
      <text:p text:style-name="P2"><text:span text:style-name="T22">ccompl04-27@ccompl0427:~/Desktop$ cc lex.yy.c -ll </text:span></text:p>
      <text:p text:style-name="P2"><text:span text:style-name="T22">ccompl04-27@ccompl0427:~/Desktop$ ./a.out </text:span></text:p>
      <text:p text:style-name="P2"><text:span text:style-name="T22"><text:s text:c="2"/></text:span></text:p>
      <text:p text:style-name="P2"><text:span text:style-name="T22"><text:s/>PREPROCESSOR DIRECTIVE. </text:span></text:p>
      <text:p text:style-name="P2"><text:span text:style-name="T22"><text:s text:c="2"/></text:span></text:p>
      <text:p text:style-name="P2"><text:span text:style-name="T22"><text:s/>PREPROCESSOR DIRECTIVE. </text:span></text:p>
      <text:p text:style-name="P2"><text:span text:style-name="T23"/></text:p>
      <text:p text:style-name="P2"><text:span text:style-name="T24"><text:s/>main IS AN INBUILD FUNCTION. </text:span></text:p>
      <text:p text:style-name="P2"><text:span text:style-name="T24"><text:s/>( IS OPENING PARANTHESIS. </text:span></text:p>
      <text:p text:style-name="P2"><text:span text:style-name="T24"><text:s/>) IS CLOSING PARANTHESIS. </text:span></text:p>
      <text:p text:style-name="P2"><text:span text:style-name="T25"/></text:p>
      <text:p text:style-name="P2"><text:span text:style-name="T26"><text:s/>{ IS STARTING OF BLOCK. </text:span></text:p>
      <text:p text:style-name="P2"><text:span text:style-name="T27"/></text:p>
      <text:p text:style-name="P2"><text:span text:style-name="T28"><text:s/>int IS A KEYWORD. </text:span></text:p>
      <text:p text:style-name="P2"><text:span text:style-name="T29"/></text:p>
      <text:p text:style-name="P2"><text:span text:style-name="T30"><text:s/>a[10] IS AN ARRAY., </text:span></text:p>
      <text:p text:style-name="P2"><text:span text:style-name="T30"><text:s/>ab IS VALID VARIABLE NAME. </text:span></text:p>
      <text:p text:style-name="P2"><text:span text:style-name="T30"><text:s/>; IS AN END OF STATEMENT. </text:span></text:p>
      <text:p text:style-name="P2"><text:span text:style-name="T31"/></text:p>
      <text:p text:style-name="P2"><text:span text:style-name="T32"><text:s/>float IS A KEYWORD. </text:span></text:p>
      <text:p text:style-name="P2"><text:span text:style-name="T33"/></text:p>
      <text:p text:style-name="P2"><text:span text:style-name="T34"><text:s/>3g IS INVALID VARIABLE NAME. </text:span></text:p>
      <text:p text:style-name="P2"><text:span text:style-name="T34"><text:s/>; IS AN END OF STATEMENT. </text:span></text:p>
      <text:p text:style-name="P2"><text:span text:style-name="T35"/></text:p>
      <text:p text:style-name="P2"><text:span text:style-name="T36"><text:s/>ab IS VALID VARIABLE NAME. </text:span></text:p>
      <text:p text:style-name="P2"><text:span text:style-name="T36"><text:s/>= IS AN ASSIGNMENT OPERATOR. </text:span></text:p>
      <text:p text:style-name="P2"><text:span text:style-name="T36"><text:s/>100 IS A NUMBER. </text:span></text:p>
      <text:p text:style-name="P2"><text:span text:style-name="T36"><text:s/>; IS AN END OF STATEMENT. </text:span></text:p>
      <text:p text:style-name="P2"><text:span text:style-name="T37"/></text:p>
      <text:p text:style-name="P2"><text:span text:style-name="T37"/></text:p>
      <text:p text:style-name="P2"><text:span text:style-name="T38"><text:s/>/* IS STARTOF COMMENT. </text:span></text:p>
      <text:p text:style-name="P2"><text:span text:style-name="T39"/></text:p>
      <text:p text:style-name="P2"><text:span text:style-name="T40"><text:s/>part IS VALID VARIABLE NAME. </text:span></text:p>
      <text:p text:style-name="P2"><text:span text:style-name="T41"/></text:p>
      <text:p text:style-name="P2"><text:span text:style-name="T42"><text:s/>1 IS A NUMBER. </text:span></text:p>
      <text:p text:style-name="P2"><text:span text:style-name="T43"/></text:p>
      <text:p text:style-name="P2"><text:span text:style-name="T44"><text:s/>done IS VALID VARIABLE NAME. </text:span></text:p>
      <text:p text:style-name="P2"><text:span text:style-name="T45"/></text:p>
      <text:p text:style-name="P2"><text:span text:style-name="T46"><text:s/>*/ IS END OF COMMENT. </text:span></text:p>
      <text:p text:style-name="P2"><text:span text:style-name="T47"/></text:p>
      <text:p text:style-name="P2"><text:span text:style-name="T47"/></text:p>
      <text:p text:style-name="P2"><text:span text:style-name="T48"><text:s/>if IS A KEYWORD. </text:span></text:p>
      <text:p text:style-name="P2"><text:span text:style-name="T48"><text:s/>( IS OPENING PARANTHESIS. </text:span></text:p>
      <text:p text:style-name="P2"><text:span text:style-name="T48"><text:s/>ab IS VALID VARIABLE NAME. </text:span></text:p>
      <text:p text:style-name="P2"><text:span text:style-name="T48"><text:s/>&gt; IS A RELATIONAL OPERATOR. </text:span></text:p>
      <text:p text:style-name="P2"><text:span text:style-name="T48"><text:s/>100 IS A NUMBER. </text:span></text:p>
      <text:p text:style-name="P2"><text:span text:style-name="T48"><text:s/>) IS CLOSING PARANTHESIS. </text:span></text:p>
      <text:p text:style-name="P2"><text:span text:style-name="T49"/></text:p>
      <text:p text:style-name="P2"><text:span text:style-name="T49"/></text:p>
      <text:p text:style-name="P2"><text:span text:style-name="T50"><text:s/>printf IS AN INBUILD FUNCTION. </text:span></text:p>
      <text:p text:style-name="P2"><text:span text:style-name="T50"><text:s/>( IS OPENING PARANTHESIS."\ </text:span></text:p>
      <text:p text:style-name="P2"><text:span text:style-name="T50"><text:s/>n IS VALID VARIABLE NAME. </text:span></text:p>
      <text:p text:style-name="P2"><text:span text:style-name="T51"/></text:p>
      <text:p text:style-name="P2"><text:span text:style-name="T52"><text:s/>ab IS VALID VARIABLE NAME. </text:span></text:p>
      <text:p text:style-name="P2"><text:span text:style-name="T53"/></text:p>
      <text:p text:style-name="P2"><text:span text:style-name="T54"><text:s/>greater IS VALID VARIABLE NAME." </text:span></text:p>
      <text:p text:style-name="P2"><text:span text:style-name="T54"><text:s/>) IS CLOSING PARANTHESIS. </text:span></text:p>
      <text:p text:style-name="P2"><text:span text:style-name="T54"><text:s/>; IS AN END OF STATEMENT. </text:span></text:p>
      <text:p text:style-name="P2"><text:span text:style-name="T55"/></text:p>
      <text:p text:style-name="P2"><text:span text:style-name="T55"/></text:p>
      <text:p text:style-name="P2"><text:span text:style-name="T56"><text:s/>// part 2 IS SINGLE LINE COMMENT. </text:span></text:p>
      <text:p text:style-name="P2"><text:span text:style-name="T57"/></text:p>
      <text:p text:style-name="P2"><text:span text:style-name="T58"><text:s/>} IS ENDING OF BLOCK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